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Geoo" svg:font-family="Geo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fo:color="#000000" loext:opacity="100%" style:font-name="Courier New" fo:font-size="12pt" fo:font-weight="bold" officeooo:rsid="00033663" officeooo:paragraph-rsid="0004e32d" style:font-size-asian="10.5pt" style:font-weight-asian="bold" style:font-size-complex="12pt" style:font-weight-complex="bold"/>
    </style:style>
    <style:style style:name="P2" style:family="paragraph" style:parent-style-name="Heading_20_3">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3" style:family="paragraph" style:parent-style-name="Heading_20_3">
      <style:paragraph-properties fo:text-align="start" style:justify-single-word="false"/>
      <style:text-properties fo:color="#000000" loext:opacity="100%" style:font-name="Courier New" fo:font-size="14pt" fo:font-weight="bold" officeooo:rsid="00033663" officeooo:paragraph-rsid="0004e32d" style:font-size-asian="14pt" style:font-weight-asian="bold" style:font-size-complex="14pt" style:font-weight-complex="bold"/>
    </style:style>
    <style:style style:name="P4" style:family="paragraph" style:parent-style-name="Heading_20_3">
      <style:paragraph-properties>
        <style:tab-stops>
          <style:tab-stop style:position="3.9484in"/>
        </style:tab-stops>
      </style:paragraph-properties>
      <style:text-properties fo:color="#000000" loext:opacity="100%" style:font-name="Courier New" fo:font-size="14pt" fo:font-weight="bold" officeooo:rsid="00033663" style:font-size-asian="14pt" style:font-weight-asian="bold" style:font-size-complex="14pt" style:font-weight-complex="bold"/>
    </style:style>
    <style:style style:name="P5" style:family="paragraph" style:parent-style-name="Heading_20_3">
      <style:paragraph-properties>
        <style:tab-stops>
          <style:tab-stop style:position="3.9484in"/>
        </style:tab-stops>
      </style:paragraph-properties>
      <style:text-properties fo:color="#000000" loext:opacity="100%" style:font-name="Courier New" fo:font-size="14pt" fo:font-style="italic" fo:font-weight="bold" officeooo:rsid="00050790" officeooo:paragraph-rsid="00050790" style:font-size-asian="14pt" style:font-style-asian="italic" style:font-weight-asian="bold" style:font-size-complex="14pt" style:font-style-complex="italic" style:font-weight-complex="bold"/>
    </style:style>
    <style:style style:name="P6" style:family="paragraph" style:parent-style-name="Heading_20_3">
      <style:paragraph-properties>
        <style:tab-stops>
          <style:tab-stop style:position="3.9484in"/>
        </style:tab-stops>
      </style:paragraph-properties>
      <style:text-properties fo:color="#000000" loext:opacity="100%" style:font-name="Courier New" fo:font-size="14pt" fo:font-style="normal" fo:font-weight="bold" officeooo:rsid="00050790" officeooo:paragraph-rsid="00050790"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fo:color="#c9211e" loext:opacity="100%" style:font-name="Courier New" fo:font-size="15pt" fo:font-weight="bold" officeooo:rsid="00033663" officeooo:paragraph-rsid="00033663" style:font-size-asian="13.1000003814697pt" style:font-weight-asian="bold" style:font-size-complex="15pt" style:font-weight-complex="bold"/>
    </style:style>
    <style:style style:name="P8" style:family="paragraph" style:parent-style-name="Preformatted_20_Text">
      <style:paragraph-properties fo:text-align="start" style:justify-single-word="false"/>
      <style:text-properties fo:color="#000000" loext:opacity="100%" style:font-name="Courier New" fo:font-size="12pt" fo:font-weight="bold" officeooo:rsid="00033663" officeooo:paragraph-rsid="00033663" style:font-size-asian="10.5pt" style:font-weight-asian="bold" style:font-size-complex="12pt" style:font-weight-complex="bold"/>
    </style:style>
    <style:style style:name="P9"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33663" style:font-size-asian="10.5pt" style:font-weight-asian="normal" style:font-size-complex="12pt" style:font-weight-complex="normal"/>
    </style:style>
    <style:style style:name="P10"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13" style:family="paragraph" style:parent-style-name="Text_20_body">
      <style:paragraph-properties>
        <style:tab-stops>
          <style:tab-stop style:position="3.9484in"/>
        </style:tab-stops>
      </style:paragraph-properties>
      <style:text-properties fo:color="#000000" loext:opacity="100%" style:font-name="Courier New" fo:font-size="12pt" fo:font-weight="normal" officeooo:rsid="00050790" officeooo:paragraph-rsid="00050790" style:font-size-asian="10.5pt" style:font-weight-asian="normal" style:font-size-complex="12pt" style:font-weight-complex="normal"/>
    </style:style>
    <style:style style:name="P14" style:family="paragraph" style:parent-style-name="Text_20_body">
      <style:paragraph-properties>
        <style:tab-stops>
          <style:tab-stop style:position="3.9484in"/>
        </style:tab-stops>
      </style:paragraph-properties>
      <style:text-properties fo:color="#000000" loext:opacity="100%" style:font-name="Courier New" fo:font-size="12pt" fo:font-weight="bold" officeooo:rsid="00050790" officeooo:paragraph-rsid="00050790" style:font-size-asian="10.5pt" style:font-weight-asian="bold" style:font-size-complex="12pt" style:font-weight-complex="bold"/>
    </style:style>
    <style:style style:name="P15"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50790" officeooo:paragraph-rsid="00050790" style:font-size-asian="10.5pt" style:font-style-asian="normal" style:font-weight-asian="normal" style:font-size-complex="12pt" style:font-style-complex="normal" style:font-weight-complex="normal"/>
    </style:style>
    <style:style style:name="P16"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6ac85" officeooo:paragraph-rsid="0006ac85" style:font-size-asian="10.5pt" style:font-style-asian="normal" style:font-weight-asian="normal" style:font-size-complex="12pt" style:font-style-complex="normal" style:font-weight-complex="normal"/>
    </style:style>
    <style:style style:name="P17" style:family="paragraph" style:parent-style-name="Text_20_body">
      <style:text-properties fo:color="#000000" loext:opacity="100%" style:font-name="Courier New" fo:font-size="12pt" fo:font-style="normal" fo:font-weight="normal" officeooo:rsid="0007d16b" officeooo:paragraph-rsid="0007d16b" style:font-size-asian="10.5pt" style:font-style-asian="normal" style:font-weight-asian="normal" style:font-size-complex="12pt" style:font-style-complex="normal" style:font-weight-complex="normal"/>
    </style:style>
    <style:style style:name="P18"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50790" officeooo:paragraph-rsid="00050790" style:font-size-asian="10.5pt" style:font-style-asian="normal" style:font-weight-asian="bold" style:font-size-complex="12pt" style:font-style-complex="normal" style:font-weight-complex="bold"/>
    </style:style>
    <style:style style:name="P19"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6ac85" officeooo:paragraph-rsid="0006ac85" style:font-size-asian="10.5pt" style:font-style-asian="normal" style:font-weight-asian="bold" style:font-size-complex="12pt" style:font-style-complex="normal" style:font-weight-complex="bold"/>
    </style:style>
    <style:style style:name="P20" style:family="paragraph" style:parent-style-name="Text_20_body">
      <style:paragraph-properties>
        <style:tab-stops>
          <style:tab-stop style:position="3.9484in"/>
        </style:tab-stops>
      </style:paragraph-properties>
      <style:text-properties fo:color="#000000" loext:opacity="100%" style:font-name="Courier New" fo:font-size="14pt" fo:font-style="normal" fo:font-weight="bold" officeooo:rsid="0006ac85" officeooo:paragraph-rsid="0006ac85" style:font-size-asian="14pt" style:font-style-asian="normal" style:font-weight-asian="bold" style:font-size-complex="14pt" style:font-style-complex="normal" style:font-weight-complex="bold"/>
    </style:style>
    <style:style style:name="P21" style:family="paragraph" style:parent-style-name="Text_20_body">
      <style:text-properties fo:color="#000000" loext:opacity="100%" style:font-name="Courier New" fo:font-size="14pt" fo:font-style="normal" fo:font-weight="bold" officeooo:rsid="0007d16b" officeooo:paragraph-rsid="0007d16b" style:font-size-asian="14pt" style:font-style-asian="normal" style:font-weight-asian="bold" style:font-size-complex="14pt" style:font-style-complex="normal" style:font-weight-complex="bold"/>
    </style:style>
    <style:style style:name="P22" style:family="paragraph" style:parent-style-name="Text_20_body">
      <style:paragraph-properties>
        <style:tab-stops>
          <style:tab-stop style:position="3.9484in"/>
        </style:tab-stops>
      </style:paragraph-properties>
      <style:text-properties style:font-name="Courier New" officeooo:paragraph-rsid="0004e32d"/>
    </style:style>
    <style:style style:name="P23" style:family="paragraph" style:parent-style-name="Text_20_body">
      <style:text-properties style:font-name="Courier New"/>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4e32d"/>
    </style:style>
    <style:style style:name="T4" style:family="text">
      <style:text-properties fo:font-size="10.5pt" fo:font-style="italic" style:font-style-asian="italic" style:font-size-complex="10.5pt" style:font-style-complex="italic"/>
    </style:style>
    <style:style style:name="T5" style:family="text">
      <style:text-properties style:font-name="Courier New"/>
    </style:style>
    <style:style style:name="T6" style:family="text">
      <style:text-properties officeooo:rsid="00083c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SS – Cascade Style Sheet</text:p>
      <text:p text:style-name="P9">Il CSS nasce dall’esigenza di separare la struttura semantica di un documento HTML dalla sua rappresentazione visiva, questo garantisce manutenibilità e modularità del codice. Nel modello a cascata, le regole di stile vengono elaborate seguendo una gerarchia precisa che considera origine, specificità e ordine d’inclusione; tale meccanismo assicura che le modifiche locali non compromettano l’intero impianto stilistico, promuovendo un’architettura di design che si adatta con agilità a evoluzioni future.</text:p>
      <text:p text:style-name="P11">Il box model</text:p>
      <text:p text:style-name="P9">Alla base di ogni layout vi è il cosiddetto box model, che concettualizza ogni elemento come un contenitore composto da:</text:p>
      <text:p text:style-name="P9">- un’area di contenuto</text:p>
      <text:p text:style-name="P9">- da uno spazio interno definito dal padding</text:p>
      <text:p text:style-name="P9">- da una cornice</text:p>
      <text:p text:style-name="P9">- da uno spazio esterno denominato margine. </text:p>
      <text:p text:style-name="P9"/>
      <text:p text:style-name="P9">Adottare il box‐sizing border‐box </text:p>
      <text:p text:style-name="P8"/>
      <text:p text:style-name="P8">* { </text:p>
      <text:p text:style-name="P8"><text:tab/>box-sizing: border-box; </text:p>
      <text:p text:style-name="P8">}</text:p>
      <text:p text:style-name="P8"/>
      <text:p text:style-name="P9">significa includere padding e bordo nel calcolo delle dimensioni di un elemento, semplificando i calcoli e garantendo un maggior controllo sul posizionamento.</text:p>
      <text:p text:style-name="P9"/>
      <text:p text:style-name="P9">Ex:</text:p>
      <text:p text:style-name="P8">.example { </text:p>
      <text:p text:style-name="P8"><text:tab/>width: 200px;</text:p>
      <text:p text:style-name="P8"><text:tab/>padding: 20px;</text:p>
      <text:p text:style-name="P8"><text:tab/>border: 5px solid; </text:p>
      <text:p text:style-name="P8">}</text:p>
      <text:p text:style-name="P9"/>
      <text:p text:style-name="P9">il contenitore rimane largo esattamente 200 pixel, anziché superare la misura attesa di 250 pixel. </text:p>
      <text:p text:style-name="P9">------------------------------------------------------------------</text:p>
      <text:p text:style-name="P11">Dal mobile-first alle media query</text:p>
      <text:p text:style-name="P9">Con l’avvento dei dispositivi mobili e delle viewport di dimensioni variabili, il CSS ha dovuto evolversi oltre il layout statico basato su float o posizionamenti assoluti. Le media query introducono una logica condizionale che permette di modulare le regole in funzione delle caratteristiche del dispositivo, creando un linguaggio di tipi (feature queries) che si comportano come switch all’interno del foglio di stile. </text:p>
      <text:p text:style-name="P9"/>
      <text:p text:style-name="P8">@media (min-width: 768px) {</text:p>
      <text:p text:style-name="P8"><text:s text:c="2"/>.container { display: grid; grid-template-columns: 1fr 2fr; }</text:p>
      <text:p text:style-name="P8">}</text:p>
      <text:p text:style-name="P8"/>
      <text:p text:style-name="P8"/>
      <text:h text:style-name="P2" text:outline-level="3"><text:soft-page-break/>Il potere dichiarativo di Flexbox e Grid</text:h>
      <text:p text:style-name="P10">Flexbox e Grid rappresentano due paradigmi diversi ma complementari: il primo si concentra sulla gestione di una singola dimensione organizzando gli elementi lungo un asse principale e uno secondario, il secondo proietta il layout in una griglia bidimensionale in cui le righe e le colonne formano una matrice esplicita. </text:p>
      <text:p text:style-name="P10">Teoricamente, Flexbox incapsula un modello di distribuzione spaziale in termini di crescita e contrazione, governato dalle proprietà di flex‐grow, flex‐shrink e flex‐basis, conciliando semplicità d’uso e dinamismo. </text:p>
      <text:p text:style-name="P10"/>
      <text:p text:style-name="P10">Grid, al contrario, introduce l’idea di celle nominate e tracciati espliciti, così da poter definire aree logiche e gestire posizionamenti complessi in maniera dichiarativa, sfruttando unità frazionarie (fr) e funzioni come minmax() per schedulare l’allocazione automatica dello spazio residuo.</text:p>
      <text:p text:style-name="P10"/>
      <text:h text:style-name="P3" text:outline-level="3">Unità di misura: tra costanza e adattabilità</text:h>
      <text:p text:style-name="P12">La convivenza di unità fisse e relative è la chiave per un design veramente adattivo: mentre i valori in pixel garantiscono precisione in contesti controllati, unità quali <text:span text:style-name="T1">em, rem, vw e vh </text:span>permettono di creare geometrie fluide che rispondono ai cambiamenti del viewport e alla tipografia. </text:p>
      <text:p text:style-name="P12">La scelta tra <text:span text:style-name="T1">em e rem</text:span>, ad esempio, incide su come l’eredità delle dimensioni del font si propaga nella gerarchia del <text:span text:style-name="T2">DOM</text:span>, offrendo strategie diverse per modulare spazi e tipografie in modo coerente.</text:p>
      <text:h text:style-name="P1" text:outline-level="3">Selettori avanzati e gestione della specificità</text:h>
      <text:p text:style-name="P22">Sul fronte della selettività e della specificità, i selettori avanzati ampliano il potere espressivo permettendo di colpire elementi in base ad attributi, relazioni strutturali o posizioni precise nel flusso del documento. </text:p>
      <text:p text:style-name="P22">L’impiego di <text:span text:style-name="T1">nth‐child e nth‐of‐type</text:span>, pur consentendo layout di grande precisione, introduce una dipendenza dal markup che può rivelarsi fragilizzante in presenza di DOM dinamici. <text:span text:style-name="T3">I</text:span> selettori di attributo offrono un approccio più semantico, ideali per applicare stili in funzione dei dati associati agli elementi, pur con un costo di performance che va ponderato su alberi DOM di grande complessità.</text:p>
      <text:p text:style-name="P22"/>
      <text:p text:style-name="P22"/>
      <text:p text:style-name="P22"/>
      <text:h text:style-name="P4" text:outline-level="3"><text:soft-page-break/>Introduzione alla specificità</text:h>
      <text:p text:style-name="P13">La specificità rappresenta il principio fondamentale che consente al motore di CSS di risolvere conflitti quando più regole mirano a uno stesso elemento e proprietà.</text:p>
      <text:p text:style-name="P13">Attraverso un sistema di “punteggio” interno, la specificità assegna un valore numerico a ciascun selettore, garantendo che, in caso di collisione, prevalga sempre la regola con il valore maggiore.</text:p>
      <text:h text:style-name="P5" text:outline-level="3">Il calcolo della specificità</text:h>
      <text:p text:style-name="P13">Ogni selettore viene analizzato secondo quattro categorie cui corrispondono pesi predefiniti: gli stili inline (1 000 punti), gli ID (100), le classi, gli attributi e le pseudo-classi (10), gli elementi e le pseudo-elementi (1). Il motore CSS somma questi valori per ogni componente del selettore, generando un numero finale che definisce la precedenza. Ad esempio, dato il selettore</text:p>
      <text:p text:style-name="P13">ex:</text:p>
      <text:p text:style-name="P14">ul#menu li.item:hover::before { … }</text:p>
      <text:p text:style-name="P13"><text:span text:style-name="T4">il calcolo sarà così suddiviso: 1 ID (100) + 1 classe (10) + 1 pseudo-classe (10) + 1 elemento </text:span><text:span text:style-name="Source_20_Text"><text:span text:style-name="T4">ul</text:span></text:span><text:span text:style-name="T4"> + 1 elemento </text:span><text:span text:style-name="Source_20_Text"><text:span text:style-name="T4">li</text:span></text:span><text:span text:style-name="T4"> + 1 pseudo-elemento </text:span><text:span text:style-name="Source_20_Text"><text:span text:style-name="T4">::before</text:span></text:span><text:span text:style-name="T4"> (tutti insieme valgono 3) = 123. Qualsiasi altra regola con un punteggio inferiore non potrà mai avere la meglio su questa.</text:span></text:p>
      <text:p text:style-name="P15">Quando definiamo </text:p>
      <text:p text:style-name="P18">p {</text:p>
      <text:p text:style-name="P18"><text:s text:c="3"/>color: grey;</text:p>
      <text:p text:style-name="P18">}</text:p>
      <text:p text:style-name="P15">Il foglio assegna un punteggio pari a 1, perché abbiamo un solo selettore di tipo elemento. </text:p>
      <text:p text:style-name="P15">Se aggiungiamo;</text:p>
      <text:p text:style-name="P18">p.intro {</text:p>
      <text:p text:style-name="P18"><text:s text:c="5"/>color:black;</text:p>
      <text:p text:style-name="P18">}</text:p>
      <text:p text:style-name="P15">La specificità diventa 11 perché sommando 10 per la classe e 1 per l’elemento. Quindi assume priorità rispetto alla regola precedente. </text:p>
      <text:p text:style-name="P15">Se aggiorniamo:</text:p>
      <text:p text:style-name="P18">&lt;p id=”main” class=”intro” style=”color: red”&gt;</text:p>
      <text:p text:style-name="P15">il valore inline (1000) sovrasta ogni altra regola, tingendo il paragrafo di rosso incondizionalmente.</text:p>
      <text:h text:style-name="P6" text:outline-level="3"><text:soft-page-break/>Risoluzione dei conflitti a pari specificità</text:h>
      <text:p text:style-name="P23">Quando due o più regole ottengono lo stesso punteggio, entra in gioco la regola dell’ordine di apparizione: vince quella dichiarata per ultima nel foglio di stile o nell’elenco dei fogli inclusi. Di conseguenza, se abbiamo due selettori con specificità 11 definiti in momenti diversi, la regola più “recente” nel sorgente avrà la meglio, anche se il punteggio è identico.</text:p>
      <text:p text:style-name="P20">PSEUDO-CLASS SELECTORS</text:p>
      <text:p text:style-name="P16">I selettori basati su pseudo-classi ti permettono di “vedere” l’elemento in un dato momento, come se ascoltassi il suo stato, e di reagire con il CSS di conseguenza. Immagina di voler rendere più vivace un link non appena ci passi sopra il mouse: basta usare <text:span text:style-name="Source_20_Text">a:hover</text:span> per cambiare colore o aggiungere un’ombra. In questo modo, lo stile non è più statico ma risponde all’azione dell’utente, creando un’interazione immediata che rende la pagina molto più coinvolgente.</text:p>
      <text:p text:style-name="P19">Selector:pseudo-class {</text:p>
      <text:p text:style-name="P19">…</text:p>
      <text:p text:style-name="P19">}</text:p>
      <text:p text:style-name="P16">Allo stesso modo, quando premi un pulsante e vuoi che il suo aspetto dia l’idea di essere “schiacciato”, entra in gioco il selettore <text:span text:style-name="Source_20_Text">:active</text:span>. Diversamente da <text:span text:style-name="Source_20_Text">:hover</text:span>, che si attiva al semplice movimento del cursore, <text:span text:style-name="Source_20_Text">:active</text:span> persiste solo per il tempo in cui il tasto del mouse rimane tenuto premuto, conferendo al bottone un feedback tattile visivo. Se poi devi concentrare l’attenzione su un campo di input quando vi clicchi dentro, il selettore <text:span text:style-name="Source_20_Text">:focus</text:span>: sottolinea, evidenzia o ingrandisce l’elemento interessato, guidando l’utente nel compilare il form in modo più chiaro.</text:p>
      <text:p text:style-name="Text_20_body"><text:span text:style-name="T5">Parliamo poi delle pseudo-classi dedicate ai moduli. Pensale come una coppia di sensori: da un lato </text:span><text:span text:style-name="Source_20_Text"><text:span text:style-name="T5">:disabled</text:span></text:span><text:span text:style-name="T5"> e </text:span><text:span text:style-name="Source_20_Text"><text:span text:style-name="T5">:enabled</text:span></text:span><text:span text:style-name="T5"> ti segnalano se un controllo è attivo o meno, dall’altro </text:span><text:span text:style-name="Source_20_Text"><text:span text:style-name="T5">:checked</text:span></text:span><text:span text:style-name="T5"> segue lo stato delle checkbox e dei radio button, mentre </text:span><text:span text:style-name="Source_20_Text"><text:span text:style-name="T5">:valid</text:span></text:span><text:span text:style-name="T5"> e </text:span><text:span text:style-name="Source_20_Text"><text:span text:style-name="T5">:invalid</text:span></text:span><text:span text:style-name="T5"> si occupano di far suonare il campanello d’allarme quando l’input non rispetta il pattern desiderato. Così, senza una riga di JavaScript, puoi disegnare in rosso i campi sbagliati o abilitare solo quando tutto è corretto, con un’esperienza utente pulita e reattiva.</text:span></text:p>
      <text:p text:style-name="Text_20_body"><text:span text:style-name="T5">Esiste poi un’altra famiglia di pseudo-classi che agisce sulla posizione degli elementi nel loro contenitore. Se vuoi applicare uno stile particolare al terzo elemento di una lista o al primo paragrafo di ogni sezione, </text:span><text:span text:style-name="Source_20_Text"><text:span text:style-name="T5">:nth-of-type()</text:span></text:span><text:span text:style-name="T5"> e </text:span><text:span text:style-name="Source_20_Text"><text:span text:style-name="T5">:first-of-type</text:span></text:span><text:span text:style-name="T5"> ti </text:span><text:soft-page-break/><text:span text:style-name="T5">danno il potere di scegliere esattamente quale elemento vestire di uno stile unico. In questo modo, puoi creare layout più dinamici e diversificati senza dover aggiungere classi extra al markup HTML.</text:span></text:p>
      <text:p text:style-name="P21">PSEUDO-ELEMENTS</text:p>
      <text:p text:style-name="P17">I pseudo-elementi sono come piccoli “ritagli” di un elemento HTML che puoi prendere, stilizzare e perfino riempire con nuovo contenuto senza toccare il markup originale. Pensali come un modo per intervenire su una parte specifica di un paragrafo, di una lista o persino su quello che l’utente seleziona con il mouse, rendendo il tuo CSS ancora più raffinato e potente. Il loro segreto sta nella sintassi a due punti doppi: anziché scrivere <text:span text:style-name="Source_20_Text">:hover</text:span> o <text:span text:style-name="Source_20_Text">:active</text:span>, userai <text:span text:style-name="Source_20_Text">::first-letter</text:span>, <text:span text:style-name="Source_20_Text">::first-line</text:span>, <text:span text:style-name="Source_20_Text">::marker</text:span> o persino <text:span text:style-name="Source_20_Text">::before</text:span> e <text:span text:style-name="Source_20_Text">::after</text:span> per dire al browser esattamente su quale “pezzo” dell’elemento intervenire.</text:p>
      <text:p text:style-name="P17"><text:span text:style-name="T6">I</text:span>mmagina di voler cambiare soltanto la prima lettera di ogni punto in un elenco, rendendola più grande e colorata in corallo: applicherai <text:span text:style-name="Source_20_Text">li::first-letter</text:span> e il browser, indipendentemente da come modifichi il testo o da quanto sia lunga la lista, saprà sempre valorizzare quel singolo carattere iniziale. Se invece desideri sottolineare l’incipit di ogni riga di un paragrafo, <text:span text:style-name="Source_20_Text">li::first-line</text:span> ti permette di evidenziare la prima riga indipendentemente dall’ampiezza della finestra: così il tuo design resterà coerente anche quando l’utente ridimensiona lo schermo.</text:p>
      <text:p text:style-name="P17">Passando agli elenchi puntati, il pseudo-elemento <text:span text:style-name="Source_20_Text">::marker</text:span> ti offre la possibilità di prendere il punto elenco stesso e trasformarlo in qualunque simbolo o colore desideri, magari sostituendo il classico pallino con un segno a freccia color fiordaliso, senza aggiungere nemmeno un carattere HTML in più. E non è finita: grazie a <text:span text:style-name="Source_20_Text">::before</text:span> e <text:span text:style-name="Source_20_Text">::after</text:span>, puoi far comparire testi o simboli prima o dopo qualsiasi elemento idoneo, come quando vuoi anteporre la parola “Consiglio:” a un paragrafo di suggerimenti culinari, o appendere un punto esclamativo alla fine di ogni riga importante, il tutto senza alterare il DOM.</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Geoo" svg:font-family="Geo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0T11:17:10.728942055</dc:date>
    <meta:editing-duration>PT1H38M20S</meta:editing-duration>
    <meta:editing-cycles>5</meta:editing-cycles>
    <meta:generator>LibreOffice/24.2.7.2$Linux_X86_64 LibreOffice_project/420$Build-2</meta:generator>
    <meta:document-statistic meta:table-count="0" meta:image-count="0" meta:object-count="0" meta:page-count="5" meta:paragraph-count="71" meta:word-count="1468" meta:character-count="9709" meta:non-whitespace-character-count="8282"/>
  </office:meta>
</office:document-meta>
</file>